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bold" officeooo:rsid="000f4905" officeooo:paragraph-rsid="000f4905"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0f4905" officeooo:paragraph-rsid="0011f2fa" style:font-size-asian="12.25pt" style:font-weight-asian="bold" style:font-size-complex="14pt" style:font-weight-complex="bold"/>
    </style:style>
    <style:style style:name="P3" style:family="paragraph" style:parent-style-name="Standard">
      <style:text-properties fo:font-size="12pt" fo:font-weight="bold" officeooo:rsid="000f4905" officeooo:paragraph-rsid="000f4905"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0f4905" officeooo:paragraph-rsid="000f4905"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0f4905" officeooo:paragraph-rsid="0011f2fa"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officeooo:rsid="00128303" officeooo:paragraph-rsid="00128303"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1f2fa"/>
    </style:style>
    <style:style style:name="T3" style:family="text">
      <style:text-properties officeooo:rsid="00140c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text:p>
      <text:p text:style-name="P3"><text:span text:style-name="T1"/></text:p>
      <text:p text:style-name="P4"><text:span text:style-name="T1">Le principal avantage de Java RMI est de pouvoir effectuer un appel vers une méthode distante de façon simple. En effet, RMI implémente déjà tous les détails pour l’envoi et la réception des données. Ainsi, la méthode dont l’exécution se fait sur une autre machine est appelée comme une méthode normale. Également, le client n’est pas obligé de connaître les classes des différents objets qu’il pourrait recevoir. Les objets reçus comportent une référence à la classe et elle peut être téléchargée par le client au besoin. Le RMI Registry maintient une table indiquant à quel endroit se trouve une référence donnée pour pouvoir accomplir cette tâche. Par contre, Java RMI est limité à Java. Pour l’utiliser, le client et le serveur doivent être écrits en Java.</text:span></text:p>
      <text:p text:style-name="P4"><text:span text:style-name="T1"/></text:p>
      <text:p text:style-name="P4"><text:span text:style-name="T1"/></text:p>
      <text:p text:style-name="P2">Question <text:span text:style-name="T2">2</text:span></text:p>
      <text:p text:style-name="P5"/>
      <text:p text:style-name="P6">Quand le serveur est lancé, la première chose qu’il fait est de <text:span text:style-name="T3">créer l’interface indiquant les méthodes que les clients pourront appeler. Il s’agit de la variable stub qui est convertit en ServerInterface dans le code. Ensuite, il </text:span>tente de récupérer une référence sur le RMI Registry. S’il n’existe pas <text:span text:style-name="T3">de RMI Registry</text:span>, une exception est lancée et attrapée, <text:span text:style-name="T3">puis le serveur ne fait rien d’autre</text:span>. <text:span text:style-name="T3">S’il récupère une référence sur le RMI Registry, alors il envoie au RMI Registry l’information que le nom « server » sera lié à l’interface que le serveur a créé au tout début. À ce stade, le serveur est prêt à recevoir les requêtes des clients. Par la suite, quand on part le client, celui-ci tente aussi de récupérer le RMI Registry associé avec le serveur. Autrement dit, pour communiquer avec le serveur en local, le client récupère le RMI Register à l’adresse 127.0.0.1 tandis que pour communiquer avec le serveur distant, il récupère le RMI Register à l’adresse du serveur distant. Puis, il récupère du RMI Register l’interface (stub) qui correspond au serveur. Il appelle ensuite la méthode execute du stub. Le stub s’occupe alors d’envoyer au serveur les paramètres et la méthode à appeler. Ce dernier exécute la méthode puis renvoie la réponse que le stub récupère et retourne au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4:45:04.134088810</meta:creation-date>
    <dc:date>2017-09-14T19:23:11.822764210</dc:date>
    <meta:editing-duration>PT1H8M18S</meta:editing-duration>
    <meta:editing-cycles>4</meta:editing-cycles>
    <meta:generator>LibreOffice/5.1.6.2$Linux_X86_64 LibreOffice_project/10m0$Build-2</meta:generator>
    <meta:document-statistic meta:table-count="0" meta:image-count="0" meta:object-count="0" meta:page-count="1" meta:paragraph-count="4" meta:word-count="349" meta:character-count="2073" meta:non-whitespace-character-count="1728"/>
  </office:meta>
</office:document-meta>
</file>